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care about stg : se tracasser de qqch</text:p>
      <text:p text:style-name="Standard">Would you care to take of your coat : voulez vous enlever votre manteau</text:p>
      <text:p text:style-name="Standard">Each = 2 elements / every = 3 or + elements</text:p>
      <text:p text:style-name="Standard">To get into trouble : s'attirer des ennuis</text:p>
      <text:p text:style-name="Standard">To be in trouble : avoir des problèmes</text:p>
      <text:p text:style-name="Standard">To withdraw : retirer</text:p>
      <text:p text:style-name="Standard">Advice → a piece of advice = a tip</text:p>
      <text:p text:style-name="Standard">Elderly people = old people</text:p>
      <text:p text:style-name="Standard">To be wary = to be cautions</text:p>
      <text:p text:style-name="Standard">Unsecured wireless access point</text:p>
      <text:p text:style-name="Standard">To authenticate → authentication</text:p>
      <text:p text:style-name="Standard">Account balance : le solde</text:p>
      <text:p text:style-name="Standard">To be keen on sg = to like</text:p>
      <text:p text:style-name="Standard">to tear =/= a tear</text:p>
      <text:p text:style-name="Standard">déchirer =/= une larme</text:p>
      <text:p text:style-name="Standard">a wide range of : une large gamme de</text:p>
      <text:p text:style-name="Standard">last but one : avant dernier</text:p>
      <text:p text:style-name="Standard"/>
      <text:p text:style-name="Standard"/>
      <text:p text:style-name="Standard"/>
      <text:p text:style-name="Standard">document du telegraph, tablette liseuse</text:p>
      <text:p text:style-name="Standard">possibilité créer utilisateurs + donner des droits</text:p>
      <text:p text:style-name="Standard">mettre des marques pages sur les articles</text:p>
      <text:p text:style-name="Standard"/>
      <text:p text:style-name="Standard">i want you to come tomorrow</text:p>
      <text:p text:style-name="Standard">she wants you to learn german</text:p>
      <text:p text:style-name="Standard">they want want me to begin my internship tomorr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08:07:45.45</meta:creation-date>
    <dc:date>2014-01-15T09:50:18.21</dc:date>
    <meta:editing-duration>PT5H16M46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1" meta:paragraph-count="23" meta:word-count="160" meta:character-count="797"/>
  </office:meta>
</office:document-meta>
</file>